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2.51354166666667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2.75166666666667cm" style:use-optimal-column-width="true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4.1275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69" table:default-cell-style-name="ce1"/>
        <table:table-row table:style-name="ro1">
          <table:table-cell table:style-name="ce1"/>
          <table:table-cell office:value-type="float" office:value="27000" table:style-name="ce1">
            <text:p>270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1.2" table:formula="of:=[.B2]*4" table:style-name="ce1">
            <text:p>1.2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Families Tax</text:p>
          </table:table-cell>
          <table:table-cell office:value-type="string" table:style-name="ce1">
            <text:p>To liege To Count <text:s/>(20 %)</text:p>
          </table:table-cell>
          <table:table-cell office:value-type="string" table:style-name="ce1">
            <text:p>Tithe (10 %)</text:p>
          </table:table-cell>
          <table:table-cell table:style-name="ce1"/>
          <table:table-cell office:value-type="string" table:style-name="ce1">
            <text:p>Baron Tax To liege (20 %)</text:p>
          </table:table-cell>
          <table:table-cell office:value-type="string" table:style-name="ce1">
            <text:p>Count Befor Tax</text:p>
          </table:table-cell>
          <table:table-cell office:value-type="string" table:style-name="ce1">
            <text:p>Count <text:s/>Tax To liege (20 %)</text:p>
          </table:table-cell>
          <table:table-cell office:value-type="string" table:style-name="ce1">
            <text:p>Count After Tax</text:p>
          </table:table-cell>
          <table:table-cell office:value-type="string" table:style-name="ce1">
            <text:p>Duke Before Tax</text:p>
          </table:table-cell>
          <table:table-cell office:value-type="string" table:style-name="ce1">
            <text:p>Duke Tax To liege (20 %)</text:p>
          </table:table-cell>
          <table:table-cell office:value-type="string" table:style-name="ce1">
            <text:p>Duke After Tax</text:p>
          </table:table-cell>
          <table:table-cell office:value-type="string" table:style-name="ce1">
            <text:p>Kin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ing</text:p>
          </table:table-cell>
          <table:table-cell office:value-type="string" table:style-name="ce1">
            <text:p>Duke 1</text:p>
          </table:table-cell>
          <table:table-cell office:value-type="string" table:style-name="ce1">
            <text:p>Count 1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4]*0.1" table:style-name="ce1">
            <text:p>3240</text:p>
          </table:table-cell>
          <table:table-cell table:number-columns-repeated="5" table:style-name="ce1"/>
          <table:table-cell office:value-type="float" office:value="139968" table:formula="of:=[.L11]+[.L18]+[.E4]" table:style-name="ce1">
            <text:p>139968</text:p>
          </table:table-cell>
          <table:table-cell table:style-name="ce1"/>
          <table:table-cell office:value-type="float" office:value="169128" table:formula="of:=[.M4]+[.E4]-[.G4]-[.N4]" table:style-name="ce1">
            <text:p>169128</text:p>
          </table:table-cell>
          <table:table-cell office:value-type="float" office:value="225115.2" table:formula="of:=[.O4]+[.N25]+[.N46]" table:style-name="ce1">
            <text:p>225115.2</text:p>
          </table:table-cell>
          <table:table-cell table:number-columns-repeated="16368"/>
        </table:table-row>
        <table:table-row table:style-name="ro1">
          <table:table-cell table:number-columns-repeated="3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]*0.2" table:style-name="ce1">
            <text:p>6480</text:p>
          </table:table-cell>
          <table:table-cell office:value-type="float" office:value="3240" table:formula="of:=[.E5]*0.1" table:style-name="ce1">
            <text:p>3240</text:p>
          </table:table-cell>
          <table:table-cell office:value-type="float" office:value="22680" table:formula="of:=[.E5]-[.F5]-[.G5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]*0.2" table:style-name="ce1">
            <text:p>6480</text:p>
          </table:table-cell>
          <table:table-cell office:value-type="float" office:value="3240" table:formula="of:=[.E6]*0.1" table:style-name="ce1">
            <text:p>3240</text:p>
          </table:table-cell>
          <table:table-cell office:value-type="float" office:value="22680" table:formula="of:=[.E6]-[.F6]-[.G6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7]*0.2" table:style-name="ce1">
            <text:p>6480</text:p>
          </table:table-cell>
          <table:table-cell office:value-type="float" office:value="3240" table:formula="of:=[.E7]*0.1" table:style-name="ce1">
            <text:p>3240</text:p>
          </table:table-cell>
          <table:table-cell office:value-type="float" office:value="22680" table:formula="of:=[.E7]-[.F7]-[.G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8]*0.2" table:style-name="ce1">
            <text:p>6480</text:p>
          </table:table-cell>
          <table:table-cell office:value-type="float" office:value="3240" table:formula="of:=[.E8]*0.1" table:style-name="ce1">
            <text:p>3240</text:p>
          </table:table-cell>
          <table:table-cell office:value-type="float" office:value="22680" table:formula="of:=[.E8]-[.F8]-[.G8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9]*0.2" table:style-name="ce1">
            <text:p>6480</text:p>
          </table:table-cell>
          <table:table-cell office:value-type="float" office:value="3240" table:formula="of:=[.E9]*0.1" table:style-name="ce1">
            <text:p>3240</text:p>
          </table:table-cell>
          <table:table-cell office:value-type="float" office:value="22680" table:formula="of:=[.E9]-[.F9]-[.G9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0]*0.2" table:style-name="ce1">
            <text:p>6480</text:p>
          </table:table-cell>
          <table:table-cell office:value-type="float" office:value="3240" table:formula="of:=[.E10]*0.1" table:style-name="ce1">
            <text:p>3240</text:p>
          </table:table-cell>
          <table:table-cell office:value-type="float" office:value="22680" table:formula="of:=[.E10]-[.F10]-[.G10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 2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11]*0.1" table:style-name="ce1">
            <text:p>3240</text:p>
          </table:table-cell>
          <table:table-cell table:style-name="ce1"/>
          <table:table-cell office:value-type="float" office:value="38880" table:formula="of:=SUM([.F12:.F17])" table:style-name="ce1">
            <text:p>38880</text:p>
          </table:table-cell>
          <table:table-cell office:value-type="float" office:value="71280" table:formula="of:=[.I11]+[.E11]" table:style-name="ce1">
            <text:p>71280</text:p>
          </table:table-cell>
          <table:table-cell office:value-type="float" office:value="14256" table:formula="of:=[.J11]*0.2" table:style-name="ce1">
            <text:p>14256</text:p>
          </table:table-cell>
          <table:table-cell office:value-type="float" office:value="53784" table:formula="of:=[.J11]-[.K11]-[.G11]" table:style-name="ce1">
            <text:p>53784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2]*0.2" table:style-name="ce1">
            <text:p>6480</text:p>
          </table:table-cell>
          <table:table-cell office:value-type="float" office:value="3240" table:formula="of:=[.E12]*0.1" table:style-name="ce1">
            <text:p>3240</text:p>
          </table:table-cell>
          <table:table-cell office:value-type="float" office:value="22680" table:formula="of:=[.E12]-[.F12]-[.G12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3]*0.2" table:style-name="ce1">
            <text:p>6480</text:p>
          </table:table-cell>
          <table:table-cell office:value-type="float" office:value="3240" table:formula="of:=[.E13]*0.1" table:style-name="ce1">
            <text:p>3240</text:p>
          </table:table-cell>
          <table:table-cell office:value-type="float" office:value="22680" table:formula="of:=[.E13]-[.F13]-[.G13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4]*0.2" table:style-name="ce1">
            <text:p>6480</text:p>
          </table:table-cell>
          <table:table-cell office:value-type="float" office:value="3240" table:formula="of:=[.E14]*0.1" table:style-name="ce1">
            <text:p>3240</text:p>
          </table:table-cell>
          <table:table-cell office:value-type="float" office:value="22680" table:formula="of:=[.E14]-[.F14]-[.G1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5]*0.2" table:style-name="ce1">
            <text:p>6480</text:p>
          </table:table-cell>
          <table:table-cell office:value-type="float" office:value="3240" table:formula="of:=[.E15]*0.1" table:style-name="ce1">
            <text:p>3240</text:p>
          </table:table-cell>
          <table:table-cell office:value-type="float" office:value="22680" table:formula="of:=[.E15]-[.F15]-[.G15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6]*0.2" table:style-name="ce1">
            <text:p>6480</text:p>
          </table:table-cell>
          <table:table-cell office:value-type="float" office:value="3240" table:formula="of:=[.E16]*0.1" table:style-name="ce1">
            <text:p>3240</text:p>
          </table:table-cell>
          <table:table-cell office:value-type="float" office:value="22680" table:formula="of:=[.E16]-[.F16]-[.G16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7]*0.2" table:style-name="ce1">
            <text:p>6480</text:p>
          </table:table-cell>
          <table:table-cell office:value-type="float" office:value="3240" table:formula="of:=[.E17]*0.1" table:style-name="ce1">
            <text:p>3240</text:p>
          </table:table-cell>
          <table:table-cell office:value-type="float" office:value="22680" table:formula="of:=[.E17]-[.F17]-[.G1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nt 3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18]*0.1" table:style-name="ce1">
            <text:p>3240</text:p>
          </table:table-cell>
          <table:table-cell table:style-name="ce1"/>
          <table:table-cell office:value-type="float" office:value="38880" table:formula="of:=SUM([.F19:.F24])" table:style-name="ce1">
            <text:p>38880</text:p>
          </table:table-cell>
          <table:table-cell office:value-type="float" office:value="71280" table:formula="of:=[.I18]+[.E18]" table:style-name="ce1">
            <text:p>71280</text:p>
          </table:table-cell>
          <table:table-cell office:value-type="float" office:value="14256" table:formula="of:=[.J18]*0.2" table:style-name="ce1">
            <text:p>14256</text:p>
          </table:table-cell>
          <table:table-cell office:value-type="float" office:value="53784" table:formula="of:=[.J18]-[.K18]-[.G18]" table:style-name="ce1">
            <text:p>53784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19]*0.2" table:style-name="ce1">
            <text:p>6480</text:p>
          </table:table-cell>
          <table:table-cell office:value-type="float" office:value="3240" table:formula="of:=[.E19]*0.1" table:style-name="ce1">
            <text:p>3240</text:p>
          </table:table-cell>
          <table:table-cell office:value-type="float" office:value="22680" table:formula="of:=[.E19]-[.F19]-[.G19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0]*0.2" table:style-name="ce1">
            <text:p>6480</text:p>
          </table:table-cell>
          <table:table-cell office:value-type="float" office:value="3240" table:formula="of:=[.E20]*0.1" table:style-name="ce1">
            <text:p>3240</text:p>
          </table:table-cell>
          <table:table-cell office:value-type="float" office:value="22680" table:formula="of:=[.E20]-[.F20]-[.G20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1]*0.2" table:style-name="ce1">
            <text:p>6480</text:p>
          </table:table-cell>
          <table:table-cell office:value-type="float" office:value="3240" table:formula="of:=[.E21]*0.1" table:style-name="ce1">
            <text:p>3240</text:p>
          </table:table-cell>
          <table:table-cell office:value-type="float" office:value="22680" table:formula="of:=[.E21]-[.F21]-[.G21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2]*0.2" table:style-name="ce1">
            <text:p>6480</text:p>
          </table:table-cell>
          <table:table-cell office:value-type="float" office:value="3240" table:formula="of:=[.E22]*0.1" table:style-name="ce1">
            <text:p>3240</text:p>
          </table:table-cell>
          <table:table-cell office:value-type="float" office:value="22680" table:formula="of:=[.E22]-[.F22]-[.G22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3]*0.2" table:style-name="ce1">
            <text:p>6480</text:p>
          </table:table-cell>
          <table:table-cell office:value-type="float" office:value="3240" table:formula="of:=[.E23]*0.1" table:style-name="ce1">
            <text:p>3240</text:p>
          </table:table-cell>
          <table:table-cell office:value-type="float" office:value="22680" table:formula="of:=[.E23]-[.F23]-[.G23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4]*0.2" table:style-name="ce1">
            <text:p>6480</text:p>
          </table:table-cell>
          <table:table-cell office:value-type="float" office:value="3240" table:formula="of:=[.E24]*0.1" table:style-name="ce1">
            <text:p>3240</text:p>
          </table:table-cell>
          <table:table-cell office:value-type="float" office:value="22680" table:formula="of:=[.E24]-[.F24]-[.G2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Duke 2</text:p>
          </table:table-cell>
          <table:table-cell office:value-type="string" table:style-name="ce1">
            <text:p>Count 1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25]*0.1" table:style-name="ce1">
            <text:p>3240</text:p>
          </table:table-cell>
          <table:table-cell office:value-type="float" office:value="29160" table:formula="of:=[.E25]-[.F25]-[.G25]" table:style-name="ce1">
            <text:p>29160</text:p>
          </table:table-cell>
          <table:table-cell table:number-columns-repeated="4" table:style-name="ce1"/>
          <table:table-cell office:value-type="float" office:value="139968" table:formula="of:=[.L32]+[.L39]+[.E25]" table:style-name="ce1">
            <text:p>139968</text:p>
          </table:table-cell>
          <table:table-cell office:value-type="float" office:value="27993.600000000002" table:formula="of:=[.M25]*0.2" table:style-name="ce1">
            <text:p>27993.6</text:p>
          </table:table-cell>
          <table:table-cell office:value-type="float" office:value="141134.39999999999" table:formula="of:=[.M25]+[.E25]-[.G25]-[.N25]" table:style-name="ce1">
            <text:p>141134.4</text:p>
          </table:table-cell>
          <table:table-cell table:number-columns-repeated="1636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6]*0.2" table:style-name="ce1">
            <text:p>6480</text:p>
          </table:table-cell>
          <table:table-cell office:value-type="float" office:value="3240" table:formula="of:=[.E26]*0.1" table:style-name="ce1">
            <text:p>3240</text:p>
          </table:table-cell>
          <table:table-cell office:value-type="float" office:value="22680" table:formula="of:=[.E26]-[.F26]-[.G26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7]*0.2" table:style-name="ce1">
            <text:p>6480</text:p>
          </table:table-cell>
          <table:table-cell office:value-type="float" office:value="3240" table:formula="of:=[.E27]*0.1" table:style-name="ce1">
            <text:p>3240</text:p>
          </table:table-cell>
          <table:table-cell office:value-type="float" office:value="22680" table:formula="of:=[.E27]-[.F27]-[.G2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8]*0.2" table:style-name="ce1">
            <text:p>6480</text:p>
          </table:table-cell>
          <table:table-cell office:value-type="float" office:value="3240" table:formula="of:=[.E28]*0.1" table:style-name="ce1">
            <text:p>3240</text:p>
          </table:table-cell>
          <table:table-cell office:value-type="float" office:value="22680" table:formula="of:=[.E28]-[.F28]-[.G28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29]*0.2" table:style-name="ce1">
            <text:p>6480</text:p>
          </table:table-cell>
          <table:table-cell office:value-type="float" office:value="3240" table:formula="of:=[.E29]*0.1" table:style-name="ce1">
            <text:p>3240</text:p>
          </table:table-cell>
          <table:table-cell office:value-type="float" office:value="22680" table:formula="of:=[.E29]-[.F29]-[.G29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0]*0.2" table:style-name="ce1">
            <text:p>6480</text:p>
          </table:table-cell>
          <table:table-cell office:value-type="float" office:value="3240" table:formula="of:=[.E30]*0.1" table:style-name="ce1">
            <text:p>3240</text:p>
          </table:table-cell>
          <table:table-cell office:value-type="float" office:value="22680" table:formula="of:=[.E30]-[.F30]-[.G30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1]*0.2" table:style-name="ce1">
            <text:p>6480</text:p>
          </table:table-cell>
          <table:table-cell office:value-type="float" office:value="3240" table:formula="of:=[.E31]*0.1" table:style-name="ce1">
            <text:p>3240</text:p>
          </table:table-cell>
          <table:table-cell office:value-type="float" office:value="22680" table:formula="of:=[.E31]-[.F31]-[.G31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nt 2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32]*0.1" table:style-name="ce1">
            <text:p>3240</text:p>
          </table:table-cell>
          <table:table-cell office:value-type="float" office:value="29160" table:formula="of:=[.E32]-[.F32]-[.G32]" table:style-name="ce1">
            <text:p>29160</text:p>
          </table:table-cell>
          <table:table-cell office:value-type="float" office:value="38880" table:formula="of:=SUM([.F33:.F38])" table:style-name="ce1">
            <text:p>38880</text:p>
          </table:table-cell>
          <table:table-cell office:value-type="float" office:value="71280" table:formula="of:=[.I32]+[.E32]" table:style-name="ce1">
            <text:p>71280</text:p>
          </table:table-cell>
          <table:table-cell office:value-type="float" office:value="14256" table:formula="of:=[.J32]*0.2" table:style-name="ce1">
            <text:p>14256</text:p>
          </table:table-cell>
          <table:table-cell office:value-type="float" office:value="53784" table:formula="of:=[.J32]-[.K32]-[.G32]" table:style-name="ce1">
            <text:p>53784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3]*0.2" table:style-name="ce1">
            <text:p>6480</text:p>
          </table:table-cell>
          <table:table-cell office:value-type="float" office:value="3240" table:formula="of:=[.E33]*0.1" table:style-name="ce1">
            <text:p>3240</text:p>
          </table:table-cell>
          <table:table-cell office:value-type="float" office:value="22680" table:formula="of:=[.E33]-[.F33]-[.G33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4]*0.2" table:style-name="ce1">
            <text:p>6480</text:p>
          </table:table-cell>
          <table:table-cell office:value-type="float" office:value="3240" table:formula="of:=[.E34]*0.1" table:style-name="ce1">
            <text:p>3240</text:p>
          </table:table-cell>
          <table:table-cell office:value-type="float" office:value="22680" table:formula="of:=[.E34]-[.F34]-[.G3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5]*0.2" table:style-name="ce1">
            <text:p>6480</text:p>
          </table:table-cell>
          <table:table-cell office:value-type="float" office:value="3240" table:formula="of:=[.E35]*0.1" table:style-name="ce1">
            <text:p>3240</text:p>
          </table:table-cell>
          <table:table-cell office:value-type="float" office:value="22680" table:formula="of:=[.E35]-[.F35]-[.G35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6]*0.2" table:style-name="ce1">
            <text:p>6480</text:p>
          </table:table-cell>
          <table:table-cell office:value-type="float" office:value="3240" table:formula="of:=[.E36]*0.1" table:style-name="ce1">
            <text:p>3240</text:p>
          </table:table-cell>
          <table:table-cell office:value-type="float" office:value="22680" table:formula="of:=[.E36]-[.F36]-[.G36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7]*0.2" table:style-name="ce1">
            <text:p>6480</text:p>
          </table:table-cell>
          <table:table-cell office:value-type="float" office:value="3240" table:formula="of:=[.E37]*0.1" table:style-name="ce1">
            <text:p>3240</text:p>
          </table:table-cell>
          <table:table-cell office:value-type="float" office:value="22680" table:formula="of:=[.E37]-[.F37]-[.G3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38]*0.2" table:style-name="ce1">
            <text:p>6480</text:p>
          </table:table-cell>
          <table:table-cell office:value-type="float" office:value="3240" table:formula="of:=[.E38]*0.1" table:style-name="ce1">
            <text:p>3240</text:p>
          </table:table-cell>
          <table:table-cell office:value-type="float" office:value="22680" table:formula="of:=[.E38]-[.F38]-[.G38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nt 3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39]*0.1" table:style-name="ce1">
            <text:p>3240</text:p>
          </table:table-cell>
          <table:table-cell office:value-type="float" office:value="29160" table:formula="of:=[.E39]-[.F39]-[.G39]" table:style-name="ce1">
            <text:p>29160</text:p>
          </table:table-cell>
          <table:table-cell office:value-type="float" office:value="38880" table:formula="of:=SUM([.F41:.F46])" table:style-name="ce1">
            <text:p>38880</text:p>
          </table:table-cell>
          <table:table-cell office:value-type="float" office:value="71280" table:formula="of:=[.I39]+[.E40]" table:style-name="ce1">
            <text:p>71280</text:p>
          </table:table-cell>
          <table:table-cell office:value-type="float" office:value="14256" table:formula="of:=[.J39]*0.2" table:style-name="ce1">
            <text:p>14256</text:p>
          </table:table-cell>
          <table:table-cell office:value-type="float" office:value="53784" table:formula="of:=[.J39]-[.K39]-[.G40]" table:style-name="ce1">
            <text:p>53784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0]*0.2" table:style-name="ce1">
            <text:p>6480</text:p>
          </table:table-cell>
          <table:table-cell office:value-type="float" office:value="3240" table:formula="of:=[.E40]*0.1" table:style-name="ce1">
            <text:p>3240</text:p>
          </table:table-cell>
          <table:table-cell office:value-type="float" office:value="22680" table:formula="of:=[.E40]-[.F40]-[.G40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1]*0.2" table:style-name="ce1">
            <text:p>6480</text:p>
          </table:table-cell>
          <table:table-cell office:value-type="float" office:value="3240" table:formula="of:=[.E41]*0.1" table:style-name="ce1">
            <text:p>3240</text:p>
          </table:table-cell>
          <table:table-cell office:value-type="float" office:value="22680" table:formula="of:=[.E41]-[.F41]-[.G41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2]*0.2" table:style-name="ce1">
            <text:p>6480</text:p>
          </table:table-cell>
          <table:table-cell office:value-type="float" office:value="3240" table:formula="of:=[.E42]*0.1" table:style-name="ce1">
            <text:p>3240</text:p>
          </table:table-cell>
          <table:table-cell office:value-type="float" office:value="22680" table:formula="of:=[.E42]-[.F42]-[.G42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3]*0.2" table:style-name="ce1">
            <text:p>6480</text:p>
          </table:table-cell>
          <table:table-cell office:value-type="float" office:value="3240" table:formula="of:=[.E43]*0.1" table:style-name="ce1">
            <text:p>3240</text:p>
          </table:table-cell>
          <table:table-cell office:value-type="float" office:value="22680" table:formula="of:=[.E43]-[.F43]-[.G43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4]*0.2" table:style-name="ce1">
            <text:p>6480</text:p>
          </table:table-cell>
          <table:table-cell office:value-type="float" office:value="3240" table:formula="of:=[.E44]*0.1" table:style-name="ce1">
            <text:p>3240</text:p>
          </table:table-cell>
          <table:table-cell office:value-type="float" office:value="22680" table:formula="of:=[.E44]-[.F44]-[.G4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5]*0.2" table:style-name="ce1">
            <text:p>6480</text:p>
          </table:table-cell>
          <table:table-cell office:value-type="float" office:value="3240" table:formula="of:=[.E45]*0.1" table:style-name="ce1">
            <text:p>3240</text:p>
          </table:table-cell>
          <table:table-cell office:value-type="float" office:value="22680" table:formula="of:=[.E45]-[.F45]-[.G45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Duke 2</text:p>
          </table:table-cell>
          <table:table-cell office:value-type="string" table:style-name="ce1">
            <text:p>Count 1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6]*0.2" table:style-name="ce1">
            <text:p>6480</text:p>
          </table:table-cell>
          <table:table-cell office:value-type="float" office:value="3240" table:formula="of:=[.E46]*0.1" table:style-name="ce1">
            <text:p>3240</text:p>
          </table:table-cell>
          <table:table-cell office:value-type="float" office:value="22680" table:formula="of:=[.E46]-[.F46]-[.G46]" table:style-name="ce1">
            <text:p>22680</text:p>
          </table:table-cell>
          <table:table-cell table:number-columns-repeated="4" table:style-name="ce1"/>
          <table:table-cell office:value-type="float" office:value="139968" table:formula="of:=[.L53]+[.L60]+[.E46]" table:style-name="ce1">
            <text:p>139968</text:p>
          </table:table-cell>
          <table:table-cell office:value-type="float" office:value="27993.600000000002" table:formula="of:=[.M46]*0.2" table:style-name="ce1">
            <text:p>27993.6</text:p>
          </table:table-cell>
          <table:table-cell office:value-type="float" office:value="141134.39999999999" table:formula="of:=[.M46]+[.E46]-[.G46]-[.N46]" table:style-name="ce1">
            <text:p>141134.4</text:p>
          </table:table-cell>
          <table:table-cell table:number-columns-repeated="1636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7]*0.2" table:style-name="ce1">
            <text:p>6480</text:p>
          </table:table-cell>
          <table:table-cell office:value-type="float" office:value="3240" table:formula="of:=[.E47]*0.1" table:style-name="ce1">
            <text:p>3240</text:p>
          </table:table-cell>
          <table:table-cell office:value-type="float" office:value="22680" table:formula="of:=[.E47]-[.F47]-[.G4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8]*0.2" table:style-name="ce1">
            <text:p>6480</text:p>
          </table:table-cell>
          <table:table-cell office:value-type="float" office:value="3240" table:formula="of:=[.E48]*0.1" table:style-name="ce1">
            <text:p>3240</text:p>
          </table:table-cell>
          <table:table-cell office:value-type="float" office:value="22680" table:formula="of:=[.E48]-[.F48]-[.G48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49]*0.2" table:style-name="ce1">
            <text:p>6480</text:p>
          </table:table-cell>
          <table:table-cell office:value-type="float" office:value="3240" table:formula="of:=[.E49]*0.1" table:style-name="ce1">
            <text:p>3240</text:p>
          </table:table-cell>
          <table:table-cell office:value-type="float" office:value="22680" table:formula="of:=[.E49]-[.F49]-[.G49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0]*0.2" table:style-name="ce1">
            <text:p>6480</text:p>
          </table:table-cell>
          <table:table-cell office:value-type="float" office:value="3240" table:formula="of:=[.E50]*0.1" table:style-name="ce1">
            <text:p>3240</text:p>
          </table:table-cell>
          <table:table-cell office:value-type="float" office:value="22680" table:formula="of:=[.E50]-[.F50]-[.G50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1]*0.2" table:style-name="ce1">
            <text:p>6480</text:p>
          </table:table-cell>
          <table:table-cell office:value-type="float" office:value="3240" table:formula="of:=[.E51]*0.1" table:style-name="ce1">
            <text:p>3240</text:p>
          </table:table-cell>
          <table:table-cell office:value-type="float" office:value="22680" table:formula="of:=[.E51]-[.F51]-[.G51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2]*0.2" table:style-name="ce1">
            <text:p>6480</text:p>
          </table:table-cell>
          <table:table-cell office:value-type="float" office:value="3240" table:formula="of:=[.E52]*0.1" table:style-name="ce1">
            <text:p>3240</text:p>
          </table:table-cell>
          <table:table-cell office:value-type="float" office:value="22680" table:formula="of:=[.E52]-[.F52]-[.G52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ount 2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53]*0.1" table:style-name="ce1">
            <text:p>3240</text:p>
          </table:table-cell>
          <table:table-cell office:value-type="float" office:value="29160" table:formula="of:=[.E53]-[.F53]-[.G53]" table:style-name="ce1">
            <text:p>29160</text:p>
          </table:table-cell>
          <table:table-cell office:value-type="float" office:value="38880" table:formula="of:=SUM([.F54:.F59])" table:style-name="ce1">
            <text:p>38880</text:p>
          </table:table-cell>
          <table:table-cell office:value-type="float" office:value="71280" table:formula="of:=[.I53]+[.E53]" table:style-name="ce1">
            <text:p>71280</text:p>
          </table:table-cell>
          <table:table-cell office:value-type="float" office:value="14256" table:formula="of:=[.J53]*0.2" table:style-name="ce1">
            <text:p>14256</text:p>
          </table:table-cell>
          <table:table-cell office:value-type="float" office:value="53784" table:formula="of:=[.J53]-[.K53]-[.G53]" table:style-name="ce1">
            <text:p>537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4]*0.2" table:style-name="ce1">
            <text:p>6480</text:p>
          </table:table-cell>
          <table:table-cell office:value-type="float" office:value="3240" table:formula="of:=[.E54]*0.1" table:style-name="ce1">
            <text:p>3240</text:p>
          </table:table-cell>
          <table:table-cell office:value-type="float" office:value="22680" table:formula="of:=[.E54]-[.F54]-[.G5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5]*0.2" table:style-name="ce1">
            <text:p>6480</text:p>
          </table:table-cell>
          <table:table-cell office:value-type="float" office:value="3240" table:formula="of:=[.E55]*0.1" table:style-name="ce1">
            <text:p>3240</text:p>
          </table:table-cell>
          <table:table-cell office:value-type="float" office:value="22680" table:formula="of:=[.E55]-[.F55]-[.G55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6]*0.2" table:style-name="ce1">
            <text:p>6480</text:p>
          </table:table-cell>
          <table:table-cell office:value-type="float" office:value="3240" table:formula="of:=[.E56]*0.1" table:style-name="ce1">
            <text:p>3240</text:p>
          </table:table-cell>
          <table:table-cell office:value-type="float" office:value="22680" table:formula="of:=[.E56]-[.F56]-[.G56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7]*0.2" table:style-name="ce1">
            <text:p>6480</text:p>
          </table:table-cell>
          <table:table-cell office:value-type="float" office:value="3240" table:formula="of:=[.E57]*0.1" table:style-name="ce1">
            <text:p>3240</text:p>
          </table:table-cell>
          <table:table-cell office:value-type="float" office:value="22680" table:formula="of:=[.E57]-[.F57]-[.G57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8]*0.2" table:style-name="ce1">
            <text:p>6480</text:p>
          </table:table-cell>
          <table:table-cell office:value-type="float" office:value="3240" table:formula="of:=[.E58]*0.1" table:style-name="ce1">
            <text:p>3240</text:p>
          </table:table-cell>
          <table:table-cell office:value-type="float" office:value="22680" table:formula="of:=[.E58]-[.F58]-[.G58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59]*0.2" table:style-name="ce1">
            <text:p>6480</text:p>
          </table:table-cell>
          <table:table-cell office:value-type="float" office:value="3240" table:formula="of:=[.E59]*0.1" table:style-name="ce1">
            <text:p>3240</text:p>
          </table:table-cell>
          <table:table-cell office:value-type="float" office:value="22680" table:formula="of:=[.E59]-[.F59]-[.G59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ount 3</text:p>
          </table:table-cell>
          <table:table-cell office:value-type="string" table:style-name="ce1">
            <text:p>Baron 1</text:p>
          </table:table-cell>
          <table:table-cell office:value-type="float" office:value="32400" table:formula="of:=[.$B$1]*[.$C$2]" table:style-name="ce1">
            <text:p>32400</text:p>
          </table:table-cell>
          <table:table-cell table:style-name="ce1"/>
          <table:table-cell office:value-type="float" office:value="3240" table:formula="of:=[.E60]*0.1" table:style-name="ce1">
            <text:p>3240</text:p>
          </table:table-cell>
          <table:table-cell office:value-type="float" office:value="29160" table:formula="of:=[.E60]-[.F60]-[.G60]" table:style-name="ce1">
            <text:p>29160</text:p>
          </table:table-cell>
          <table:table-cell office:value-type="float" office:value="38880" table:formula="of:=SUM([.F61:.F66])" table:style-name="ce1">
            <text:p>38880</text:p>
          </table:table-cell>
          <table:table-cell office:value-type="float" office:value="71280" table:formula="of:=[.I60]+[.E60]" table:style-name="ce1">
            <text:p>71280</text:p>
          </table:table-cell>
          <table:table-cell office:value-type="float" office:value="14256" table:formula="of:=[.J60]*0.2" table:style-name="ce1">
            <text:p>14256</text:p>
          </table:table-cell>
          <table:table-cell office:value-type="float" office:value="53784" table:formula="of:=[.J60]-[.K60]-[.G61]" table:style-name="ce1">
            <text:p>537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2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1]*0.2" table:style-name="ce1">
            <text:p>6480</text:p>
          </table:table-cell>
          <table:table-cell office:value-type="float" office:value="3240" table:formula="of:=[.E61]*0.1" table:style-name="ce1">
            <text:p>3240</text:p>
          </table:table-cell>
          <table:table-cell office:value-type="float" office:value="22680" table:formula="of:=[.E61]-[.F61]-[.G61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3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2]*0.2" table:style-name="ce1">
            <text:p>6480</text:p>
          </table:table-cell>
          <table:table-cell office:value-type="float" office:value="3240" table:formula="of:=[.E62]*0.1" table:style-name="ce1">
            <text:p>3240</text:p>
          </table:table-cell>
          <table:table-cell office:value-type="float" office:value="22680" table:formula="of:=[.E62]-[.F62]-[.G62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4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3]*0.2" table:style-name="ce1">
            <text:p>6480</text:p>
          </table:table-cell>
          <table:table-cell office:value-type="float" office:value="3240" table:formula="of:=[.E63]*0.1" table:style-name="ce1">
            <text:p>3240</text:p>
          </table:table-cell>
          <table:table-cell office:value-type="float" office:value="22680" table:formula="of:=[.E63]-[.F63]-[.G63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aron 5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4]*0.2" table:style-name="ce1">
            <text:p>6480</text:p>
          </table:table-cell>
          <table:table-cell office:value-type="float" office:value="3240" table:formula="of:=[.E64]*0.1" table:style-name="ce1">
            <text:p>3240</text:p>
          </table:table-cell>
          <table:table-cell office:value-type="float" office:value="22680" table:formula="of:=[.E64]-[.F64]-[.G64]" table:style-name="ce1">
            <text:p>22680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1">
            <text:p>Baron 6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5]*0.2" table:style-name="ce1">
            <text:p>6480</text:p>
          </table:table-cell>
          <table:table-cell office:value-type="float" office:value="3240" table:formula="of:=[.E65]*0.1" table:style-name="ce1">
            <text:p>3240</text:p>
          </table:table-cell>
          <table:table-cell office:value-type="float" office:value="22680" table:formula="of:=[.E65]-[.F65]-[.G65]" table:style-name="ce1">
            <text:p>2268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Baron 7</text:p>
          </table:table-cell>
          <table:table-cell office:value-type="float" office:value="32400" table:formula="of:=[.$B$1]*[.$C$2]" table:style-name="ce1">
            <text:p>32400</text:p>
          </table:table-cell>
          <table:table-cell office:value-type="float" office:value="6480" table:formula="of:=[.E66]*0.2" table:style-name="ce1">
            <text:p>6480</text:p>
          </table:table-cell>
          <table:table-cell office:value-type="float" office:value="3240" table:formula="of:=[.E66]*0.1" table:style-name="ce1">
            <text:p>3240</text:p>
          </table:table-cell>
          <table:table-cell office:value-type="float" office:value="22680" table:formula="of:=[.E66]-[.F66]-[.G66]" table:style-name="ce1">
            <text:p>22680</text:p>
          </table:table-cell>
          <table:table-cell table:number-columns-repeated="16376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Christian Tusborg</meta:initial-creator>
    <dc:creator>Christian Tusborg</dc:creator>
    <meta:creation-date>2025-06-11T23:17:49Z</meta:creation-date>
    <dc:date>2025-06-12T00:26:24Z</dc:date>
  </office:meta>
</office:document-meta>
</file>